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260000053206D29A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cf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203cm" svg:y="9.35cm" svg:width="7.89cm" svg:height="5.644cm" draw:z-index="0"><draw:image xlink:href="Pictures/10000201000007260000053206D29A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26:20.206886746</meta:creation-date>
    <dc:date>2018-01-08T09:29:04.095101702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